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0.03.17 11:42   |   <text:a xlink:type="simple" xlink:href="http://palinfo.habago.org/Entry?Command=Information_PrintForum&amp;iPage=1#FORUM38893"><text:span text:style-name="T1">#</text:span></text:a></text:p>
      <text:p text:style-name="P3">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2">https://youtu.be/3J6zm6zgah0</text:span></text:a><text:s/><text:line-break/><text:line-break/><text:a xlink:type="simple" xlink:href="https://bit.ly/391KMSR"><text:span text:style-name="T2">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2">許世勤   |  2020.03.17 09:36   |   <text:a xlink:type="simple" xlink:href="http://palinfo.habago.org/Entry?Command=Information_PrintForum&amp;iPage=1#FORUM38892"><text:span text:style-name="T1">#</text:span></text:a></text:p>
      <text:p text:style-name="P4">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2">老羊   |  2020.03.17 08:35   |   <text:a xlink:type="simple" xlink:href="http://palinfo.habago.org/Entry?Command=Information_PrintForum&amp;iPage=1#FORUM38891"><text:span text:style-name="T1">#</text:span></text:a></text:p>
      <text:p text:style-name="P3">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2">https://youtu.be/3J6zm6zgah0</text:span></text:a><text:s/><text:line-break/><text:line-break/><text:line-break/></text:p>
      <text:p text:style-name="P2">孫從輔   |  2020.03.17 05:26   |   <text:a xlink:type="simple" xlink:href="http://palinfo.habago.org/Entry?Command=Information_PrintForum&amp;iPage=1#FORUM38890"><text:span text:style-name="T1">#</text:span></text:a></text:p>
      <text:p text:style-name="P3">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2">陳真   |  2020.03.17 02:42   |   <text:a xlink:type="simple" xlink:href="http://palinfo.habago.org/Entry?Command=Information_PrintForum&amp;iPage=1#FORUM38889"><text:span text:style-name="T1">#</text:span></text:a></text:p>
      <text:p text:style-name="P4">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2">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2">孫韋懷   |  2020.03.17 01:40   |   <text:a xlink:type="simple" xlink:href="http://palinfo.habago.org/Entry?Command=Information_PrintForum&amp;iPage=1#FORUM38888"><text:span text:style-name="T1">#</text:span></text:a></text:p>
      <text:p text:style-name="P3">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2">陳真   |  2020.03.17 00:35   |   <text:a xlink:type="simple" xlink:href="http://palinfo.habago.org/Entry?Command=Information_PrintForum&amp;iPage=1#FORUM38887"><text:span text:style-name="T1">#</text:span></text:a></text:p>
      <text:p text:style-name="P4">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2">西瓜   |  2020.03.17 00:22   |   <text:a xlink:type="simple" xlink:href="http://palinfo.habago.org/Entry?Command=Information_PrintForum&amp;iPage=1#FORUM38886"><text:span text:style-name="T1">#</text:span></text:a></text:p>
      <text:p text:style-name="P3">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2">西瓜   |  2020.03.16 23:58   |   <text:a xlink:type="simple" xlink:href="http://palinfo.habago.org/Entry?Command=Information_PrintForum&amp;iPage=1#FORUM38885"><text:span text:style-name="T1">#</text:span></text:a></text:p>
      <text:p text:style-name="P4">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2">蔡亦鸣   |  2020.03.16 23:56   |   <text:a xlink:type="simple" xlink:href="http://palinfo.habago.org/Entry?Command=Information_PrintForum&amp;iPage=1#FORUM38884"><text:span text:style-name="T1">#</text:span></text:a></text:p>
      <text:p text:style-name="P3">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2">林書楷   |  2020.03.16 23:51   |   <text:a xlink:type="simple" xlink:href="http://palinfo.habago.org/Entry?Command=Information_PrintForum&amp;iPage=1#FORUM38883"><text:span text:style-name="T1">#</text:span></text:a></text:p>
      <text:p text:style-name="P4">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2">小魚   |  2020.03.16 23:23   |   <text:a xlink:type="simple" xlink:href="http://palinfo.habago.org/Entry?Command=Information_PrintForum&amp;iPage=1#FORUM38882"><text:span text:style-name="T1">#</text:span></text:a></text:p>
      <text:p text:style-name="P3">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2">莊某   |  2020.03.16 22:46   |   <text:a xlink:type="simple" xlink:href="http://palinfo.habago.org/Entry?Command=Information_PrintForum&amp;iPage=1#FORUM38881"><text:span text:style-name="T1">#</text:span></text:a></text:p>
      <text:p text:style-name="P4">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2">莊某   |  2020.03.16 22:16   |   <text:a xlink:type="simple" xlink:href="http://palinfo.habago.org/Entry?Command=Information_PrintForum&amp;iPage=1#FORUM38880"><text:span text:style-name="T1">#</text:span></text:a></text:p>
      <text:p text:style-name="P3">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2">西瓜   |  2020.03.16 21:58   |   <text:a xlink:type="simple" xlink:href="http://palinfo.habago.org/Entry?Command=Information_PrintForum&amp;iPage=2#FORUM38879"><text:span text:style-name="T1">#</text:span></text:a></text:p>
      <text:p text:style-name="P3">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2">西瓜   |  2020.03.16 21:11   |   <text:a xlink:type="simple" xlink:href="http://palinfo.habago.org/Entry?Command=Information_PrintForum&amp;iPage=2#FORUM38878"><text:span text:style-name="T1">#</text:span></text:a></text:p>
      <text:p text:style-name="P5"><text:span text:style-name="T3">大家可以看看 <text:line-break/></text:span><text:a xlink:type="simple" xlink:href="https://www.zhihu.com/question/377496289/answer/1069616884"><text:span text:style-name="T4">https://www.zhihu.com/question/377496289/answer/1069616884</text:span></text:a><text:span text:style-name="T3"><text:s/><text:line-break/><text:line-break/>为什么香港和台湾受肺炎疫情影响不大?不一定是正确的，但是可以参考一下 </text:span></text:p>
      <text:p text:style-name="P2">莊某   |  2020.03.16 20:10   |   <text:a xlink:type="simple" xlink:href="http://palinfo.habago.org/Entry?Command=Information_PrintForum&amp;iPage=2#FORUM38877"><text:span text:style-name="T1">#</text:span></text:a></text:p>
      <text:p text:style-name="P3">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2">西瓜   |  2020.03.16 19:05   |   <text:a xlink:type="simple" xlink:href="http://palinfo.habago.org/Entry?Command=Information_PrintForum&amp;iPage=2#FORUM38876"><text:span text:style-name="T1">#</text:span></text:a></text:p>
      <text:p text:style-name="P4">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2">林書楷   |  2020.03.16 14:25   |   <text:a xlink:type="simple" xlink:href="http://palinfo.habago.org/Entry?Command=Information_PrintForum&amp;iPage=2#FORUM38875"><text:span text:style-name="T1">#</text:span></text:a></text:p>
      <text:p text:style-name="P3">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2">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2">西瓜   |  2020.03.16 01:27   |   <text:a xlink:type="simple" xlink:href="http://palinfo.habago.org/Entry?Command=Information_PrintForum&amp;iPage=2#FORUM38874"><text:span text:style-name="T1">#</text:span></text:a></text:p>
      <text:p text:style-name="P4">目前 新加坡、日本、台湾、香港的新冠病例成长曲线和其他地方不同，不知道是政策真的有效还是 。。。。</text:p>
      <text:p text:style-name="P2">西瓜   |  2020.03.16 01:22   |   <text:a xlink:type="simple" xlink:href="http://palinfo.habago.org/Entry?Command=Information_PrintForum&amp;iPage=2#FORUM38873"><text:span text:style-name="T1">#</text:span></text:a></text:p>
      <text:p text:style-name="P3">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2">傅怡鈞   |  2020.03.15 23:19   |   <text:a xlink:type="simple" xlink:href="http://palinfo.habago.org/Entry?Command=Information_PrintForum&amp;iPage=2#FORUM38872"><text:span text:style-name="T1">#</text:span></text:a></text:p>
      <text:p text:style-name="P4">我個人剛在FB中轉貼陳醫師所寫之【我們是同一片大海中的海浪】一文，FB出現禁止沙丁魚運動這文章的轉貼(<text:a xlink:type="simple" xlink:href="https://bit.ly/2vZm6gi"><text:span text:style-name="T2">https://bit.ly/2vZm6gi</text:span></text:a>)現象，我個人是將短位址分切處理 <text:line-break/><text:line-break/>這個禁止還真是此地無銀三百兩~</text:p>
      <text:p text:style-name="P2">Ethan   |  2020.03.15 11:46   |   <text:a xlink:type="simple" xlink:href="http://palinfo.habago.org/Entry?Command=Information_PrintForum&amp;iPage=2#FORUM38871"><text:span text:style-name="T1">#</text:span></text:a></text:p>
      <text:p text:style-name="P3">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2">陳真   |  2020.03.15 04:54   |   <text:a xlink:type="simple" xlink:href="http://palinfo.habago.org/Entry?Command=Information_PrintForum&amp;iPage=2#FORUM38870"><text:span text:style-name="T1">#</text:span></text:a></text:p>
      <text:p text:style-name="P4">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2">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2">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2">https://www.ydn.com.tw/News/363995</text:span></text:a>    <text:line-break/><text:line-break/><text:a xlink:type="simple" xlink:href="https://www.thenewslens.com/article/128776"><text:span text:style-name="T2">https://www.thenewslens.com/article/128776</text:span></text:a><text:s/><text:line-break/><text:line-break/><text:a xlink:type="simple" xlink:href="https://bit.ly/2vZm6gi"><text:span text:style-name="T2">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2">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2">西瓜   |  2020.03.15 03:27   |   <text:a xlink:type="simple" xlink:href="http://palinfo.habago.org/Entry?Command=Information_PrintForum&amp;iPage=2#FORUM38869"><text:span text:style-name="T1">#</text:span></text:a></text:p>
      <text:p text:style-name="P3">马克龙发表紧急演讲，看起来比新自由主义的英美领导人发言好多了。 <text:line-break/>================================ <text:line-break/><text:a xlink:type="simple" xlink:href="https://mp.weixin.qq.com/s/DXc0FZbcCUOx-yVdSAVpBQ"><text:span text:style-name="T2">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2">Akan   |  2020.03.15 00:41   |   <text:a xlink:type="simple" xlink:href="http://palinfo.habago.org/Entry?Command=Information_PrintForum&amp;iPage=3#FORUM38868"><text:span text:style-name="T1">#</text:span></text:a></text:p>
      <text:p text:style-name="P3">看到趙立堅這種外交人員的犀利，除了竊喜還是竊喜~~ 他還在美國圍攻華為時在推特上放了華為紅色的商標，說“華為把蘋果切片了”~~</text:p>
      <text:p text:style-name="P2">洋洋   |  2020.03.14 22:51   |   <text:a xlink:type="simple" xlink:href="http://palinfo.habago.org/Entry?Command=Information_PrintForum&amp;iPage=3#FORUM38867"><text:span text:style-name="T1">#</text:span></text:a></text:p>
      <text:p text:style-name="P4">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2">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2">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2">qegg   |  2020.03.14 12:03   |   <text:a xlink:type="simple" xlink:href="http://palinfo.habago.org/Entry?Command=Information_PrintForum&amp;iPage=3#FORUM38866"><text:span text:style-name="T1">#</text:span></text:a></text:p>
      <text:p text:style-name="P3">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2">鄭豐遠   |  2020.03.14 05:30   |   <text:a xlink:type="simple" xlink:href="http://palinfo.habago.org/Entry?Command=Information_PrintForum&amp;iPage=3#FORUM38865"><text:span text:style-name="T1">#</text:span></text:a></text:p>
      <text:p text:style-name="P4">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2">西瓜   |  2020.03.14 00:29   |   <text:a xlink:type="simple" xlink:href="http://palinfo.habago.org/Entry?Command=Information_PrintForum&amp;iPage=3#FORUM38864"><text:span text:style-name="T1">#</text:span></text:a></text:p>
      <text:p text:style-name="P3">[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2">怡靜   |  2020.03.13 23:22   |   <text:a xlink:type="simple" xlink:href="http://palinfo.habago.org/Entry?Command=Information_PrintForum&amp;iPage=3#FORUM38863"><text:span text:style-name="T1">#</text:span></text:a></text:p>
      <text:p text:style-name="P4">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2">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2">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2">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2">https://m.weibo.cn/status/4479408654205050?</text:span></text:a><text:s/><text:line-break/><text:line-break/>這位90後的雞司令太有才了，向醫務人員致敬。 <text:line-break/><text:a xlink:type="simple" xlink:href="https://m.weibo.cn/status/4481043664505714?"><text:span text:style-name="T2">https://m.weibo.cn/status/4481043664505714?</text:span></text:a><text:s/><text:line-break/><text:line-break/>來而不往非禮也 <text:line-break/><text:a xlink:type="simple" xlink:href="https://m.weibo.cn/status/4481742591599683?"><text:span text:style-name="T2">https://m.weibo.cn/status/4481742591599683?</text:span></text:a></text:p>
      <text:p text:style-name="P2">穎芝   |  2020.03.13 20:10   |   <text:a xlink:type="simple" xlink:href="http://palinfo.habago.org/Entry?Command=Information_PrintForum&amp;iPage=3#FORUM38862"><text:span text:style-name="T1">#</text:span></text:a></text:p>
      <text:p text:style-name="P3">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2">https://reurl.cc/Aq8nLE</text:span></text:a></text:p>
      <text:p text:style-name="P2">阿咪   |  2020.03.13 16:58   |   <text:a xlink:type="simple" xlink:href="http://palinfo.habago.org/Entry?Command=Information_PrintForum&amp;iPage=3#FORUM38861"><text:span text:style-name="T1">#</text:span></text:a></text:p>
      <text:p text:style-name="P4">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2">西瓜   |  2020.03.13 15:02   |   <text:a xlink:type="simple" xlink:href="http://palinfo.habago.org/Entry?Command=Information_PrintForum&amp;iPage=3#FORUM38860"><text:span text:style-name="T1">#</text:span></text:a></text:p>
      <text:p text:style-name="P6"><text:a xlink:type="simple" xlink:href="http://datanews.caixin.com/2020-03-05/101524429.html"><text:span text:style-name="T4">http://datanews.caixin.com/2020-03-05/101524429.html</text:span></text:a><text:span text:style-name="T3"><text:s/><text:line-break/><text:line-break/>这是比较清晰的新冠疫情时间轴图</text:span></text:p>
      <text:p text:style-name="P2">西瓜   |  2020.03.13 14:30   |   <text:a xlink:type="simple" xlink:href="http://palinfo.habago.org/Entry?Command=Information_PrintForum&amp;iPage=3#FORUM38859"><text:span text:style-name="T1">#</text:span></text:a></text:p>
      <text:p text:style-name="P4">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2">陳真   |  2020.03.13 01:58   |   <text:a xlink:type="simple" xlink:href="http://palinfo.habago.org/Entry?Command=Information_PrintForum&amp;iPage=1#FORUM38858"><text:span text:style-name="T1">#</text:span></text:a></text:p>
      <text:p text:style-name="P3">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2">老羊   |  2020.03.12 23:10   |   <text:a xlink:type="simple" xlink:href="http://palinfo.habago.org/Entry?Command=Information_PrintForum&amp;iPage=1#FORUM38856"><text:span text:style-name="T1">#</text:span></text:a></text:p>
      <text:p text:style-name="P4">兩週前美國法院裁定YouTube 不屬於「公共論壇」(public forum)，所以不需要保證言論自由。<text:a xlink:type="simple" xlink:href="https://www.bbc.com/news/technology-51658341"><text:span text:style-name="T2">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2">柳春春阿忠   |  2020.03.12 15:09   |   <text:a xlink:type="simple" xlink:href="http://palinfo.habago.org/Entry?Command=Information_PrintForum&amp;iPage=1#FORUM38855"><text:span text:style-name="T1">#</text:span></text:a></text:p>
      <text:p text:style-name="P3">阿忠報告： <text:line-break/>紀念若雪巴勒斯坦資訊網“聲援阿桑吉（Free Assange）”@ AIT <text:line-break/>3月7日 <text:line-break/><text:a xlink:type="simple" xlink:href="https://youtu.be/BYjoNmmmr_E"><text:span text:style-name="T2">https://youtu.be/BYjoNmmmr_E</text:span></text:a><text:s/><text:line-break/>2月22日 <text:line-break/><text:a xlink:type="simple" xlink:href="https://youtu.be/szP6gHf7f2M"><text:span text:style-name="T2">https://youtu.be/szP6gHf7f2M</text:span></text:a><text:s/><text:line-break/>1月04日 <text:line-break/><text:a xlink:type="simple" xlink:href="https://youtu.be/ofF7n667oIo"><text:span text:style-name="T2">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2">孫從輔   |  2020.03.12 11:42   |   <text:a xlink:type="simple" xlink:href="http://palinfo.habago.org/Entry?Command=Information_PrintForum&amp;iPage=1#FORUM38854"><text:span text:style-name="T1">#</text:span></text:a></text:p>
      <text:p text:style-name="P3">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2">https://www.rt.com/usa/482887-manning-suicide-jail-testimony-wikileaks/</text:span></text:a><text:s/></text:p>
      <text:p text:style-name="P2">陳真   |  2020.03.12 11:40   |   <text:a xlink:type="simple" xlink:href="http://palinfo.habago.org/Entry?Command=Information_PrintForum&amp;iPage=1#FORUM38853"><text:span text:style-name="T1">#</text:span></text:a></text:p>
      <text:p text:style-name="P4">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2">陳真   |  2020.03.12 10:07   |   <text:a xlink:type="simple" xlink:href="http://palinfo.habago.org/Entry?Command=Information_PrintForum&amp;iPage=1#FORUM38852"><text:span text:style-name="T1">#</text:span></text:a></text:p>
      <text:p text:style-name="P3">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2">林柏甫   |  2020.03.12 08:54   |   <text:a xlink:type="simple" xlink:href="http://palinfo.habago.org/Entry?Command=Information_PrintForum&amp;iPage=1#FORUM38851"><text:span text:style-name="T1">#</text:span></text:a></text:p>
      <text:p text:style-name="P4">今天對岸網友在瘋傳垃圾車裝愛心肉和蔬菜的事件. <text:line-break/><text:line-break/>已經有幾個相關官員被立案審查了.</text:p>
      <text:p text:style-name="P2">西瓜   |  2020.03.11 23:37   |   <text:a xlink:type="simple" xlink:href="http://palinfo.habago.org/Entry?Command=Information_PrintForum&amp;iPage=1#FORUM38848"><text:span text:style-name="T1">#</text:span></text:a></text:p>
      <text:p text:style-name="P3">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2">怡靜   |  2020.03.11 22:11   |   <text:a xlink:type="simple" xlink:href="http://palinfo.habago.org/Entry?Command=Information_PrintForum&amp;iPage=1#FORUM38847"><text:span text:style-name="T1">#</text:span></text:a></text:p>
      <text:p text:style-name="P4">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2">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2">怡靜   |  2020.03.11 21:07   |   <text:a xlink:type="simple" xlink:href="http://palinfo.habago.org/Entry?Command=Information_PrintForum&amp;iPage=1#FORUM38846"><text:span text:style-name="T1">#</text:span></text:a></text:p>
      <text:p text:style-name="P3">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2">陳真   |  2020.03.11 20:55   |   <text:a xlink:type="simple" xlink:href="http://palinfo.habago.org/Entry?Command=Information_PrintForum&amp;iPage=1#FORUM38845"><text:span text:style-name="T1">#</text:span></text:a></text:p>
      <text:p text:style-name="P4">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2">陳真   |  2020.03.11 20:43   |   <text:a xlink:type="simple" xlink:href="http://palinfo.habago.org/Entry?Command=Information_PrintForum&amp;iPage=1#FORUM38844"><text:span text:style-name="T1">#</text:span></text:a></text:p>
      <text:p text:style-name="P3">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2">林書楷   |  2020.03.11 18:27   |   <text:a xlink:type="simple" xlink:href="http://palinfo.habago.org/Entry?Command=Information_PrintForum&amp;iPage=1#FORUM38843"><text:span text:style-name="T1">#</text:span></text:a></text:p>
      <text:p text:style-name="P4">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2">西瓜   |  2020.03.11 18:24   |   <text:a xlink:type="simple" xlink:href="http://palinfo.habago.org/Entry?Command=Information_PrintForum&amp;iPage=1#FORUM38842"><text:span text:style-name="T1">#</text:span></text:a></text:p>
      <text:p text:style-name="P3">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2">https://www.takefoto.cn/viewnews-2077335.html</text:span></text:a><text:s/><text:line-break/>这是第七版新冠的诊疗方案 <text:line-break/><text:a xlink:type="simple" xlink:href="http://www.nhc.gov.cn/yzygj/s7653p/202003/46c9294a7dfe4cef80dc7f5912eb1989.shtml"><text:span text:style-name="T2">http://www.nhc.gov.cn/yzygj/s7653p/202003/46c9294a7dfe4cef80dc7f5912eb1989.shtml</text:span></text:a><text:s/><text:line-break/><text:line-break/>希望能帮到大家</text:p>
      <text:p text:style-name="P2">鄭豐遠   |  2020.03.11 15:36   |   <text:a xlink:type="simple" xlink:href="http://palinfo.habago.org/Entry?Command=Information_PrintForum&amp;iPage=1#FORUM38841"><text:span text:style-name="T1">#</text:span></text:a></text:p>
      <text:p text:style-name="P4">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2">陳真   |  2020.03.11 13:22   |   <text:a xlink:type="simple" xlink:href="http://palinfo.habago.org/Entry?Command=Information_PrintForum&amp;iPage=1#FORUM38840"><text:span text:style-name="T1">#</text:span></text:a></text:p>
      <text:p text:style-name="P3">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2">鄭豐遠   |  2020.03.11 09:30   |   <text:a xlink:type="simple" xlink:href="http://palinfo.habago.org/Entry?Command=Information_PrintForum&amp;iPage=1#FORUM38839"><text:span text:style-name="T1">#</text:span></text:a></text:p>
      <text:p text:style-name="P4">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2">https://www.youtube.com/watch?v=RyjooPrfU60</text:span></text:a><text:s/><text:line-break/><text:line-break/><text:a xlink:type="simple" xlink:href="https://www.youtube.com/watch?v=gzm1XSnT-oI"><text:span text:style-name="T2">https://www.youtube.com/watch?v=gzm1XSnT-oI</text:span></text:a><text:s/><text:line-break/><text:line-break/>第二個還帶即時轉播，聽得懂澳式英文的，應該會覺得很好笑吧? 問題是如果你和我一樣是活在這樣的社會，應該就不會覺得很好笑了。</text:p>
      <text:p text:style-name="P2">鄭豐遠   |  2020.03.11 08:35   |   <text:a xlink:type="simple" xlink:href="http://palinfo.habago.org/Entry?Command=Information_PrintForum&amp;iPage=1#FORUM38838"><text:span text:style-name="T1">#</text:span></text:a></text:p>
      <text:p text:style-name="P3">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2">陳真   |  2020.03.10 20:23   |   <text:a xlink:type="simple" xlink:href="http://palinfo.habago.org/Entry?Command=Information_PrintForum&amp;iPage=2#FORUM38837"><text:span text:style-name="T1">#</text:span></text:a></text:p>
      <text:p text:style-name="P3">請先看這段影片，一個新加坡留英學生當街遭到英國人的圍毆： <text:line-break/><text:line-break/><text:a xlink:type="simple" xlink:href="https://bit.ly/39oOl6z"><text:span text:style-name="T2">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2">怡靜   |  2020.03.10 08:23   |   <text:a xlink:type="simple" xlink:href="http://palinfo.habago.org/Entry?Command=Information_PrintForum&amp;iPage=2#FORUM38836"><text:span text:style-name="T1">#</text:span></text:a></text:p>
      <text:p text:style-name="P4">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2">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2">西瓜   |  2020.03.08 13:15   |   <text:a xlink:type="simple" xlink:href="http://palinfo.habago.org/Entry?Command=Information_PrintForum&amp;iPage=1&amp;sType=FORUM#FORUM38835"><text:span text:style-name="T1">#</text:span></text:a></text:p>
      <text:p text:style-name="P3">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2">陳真   |  2020.03.04 02:26   |   <text:a xlink:type="simple" xlink:href="http://palinfo.habago.org/Entry?Command=Information_PrintForum&amp;iPage=1&amp;sType=FORUM#FORUM38834"><text:span text:style-name="T1">#</text:span></text:a></text:p>
      <text:p text:style-name="P3">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2">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2">西瓜   |  2020.03.03 20:51   |   <text:a xlink:type="simple" xlink:href="http://palinfo.habago.org/Entry?Command=Information_PrintForum&amp;iPage=1&amp;sType=FORUM#FORUM38833"><text:span text:style-name="T1">#</text:span></text:a></text:p>
      <text:p text:style-name="P4">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2">阿海   |  2020.03.03 19:12   |   <text:a xlink:type="simple" xlink:href="http://palinfo.habago.org/Entry?Command=Information_PrintForum&amp;iPage=1&amp;sType=FORUM#FORUM38831"><text:span text:style-name="T1">#</text:span></text:a></text:p>
      <text:p text:style-name="P3">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2">阿海   |  2020.03.03 15:46   |   <text:a xlink:type="simple" xlink:href="http://palinfo.habago.org/Entry?Command=Information_PrintForum&amp;iPage=1&amp;sType=FORUM#FORUM38830"><text:span text:style-name="T1">#</text:span></text:a></text:p>
      <text:p text:style-name="P4">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2">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2">陳真   |  2020.03.03 10:34   |   <text:a xlink:type="simple" xlink:href="http://palinfo.habago.org/Entry?Command=Information_PrintForum&amp;iPage=1&amp;sType=FORUM#FORUM38829"><text:span text:style-name="T1">#</text:span></text:a></text:p>
      <text:p text:style-name="P3">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2">https://rtd.rt.com/films/the-coming-war-on-china/</text:span></text:a><text:s/><text:line-break/><text:line-break/>若人在英國，ITV網站也可以看 <text:line-break/><text:span text:style-name="T2">http://www.itv.com/hub/the-coming-war-on-china/2a4249a0001 </text:span><text:line-break/><text:line-break/>Pilger 在New Internationaist發表的相關文章 <text:line-break/><text:a xlink:type="simple" xlink:href="https://newint.org/features/2016/12/01/the-coming-war-on-china/"><text:span text:style-name="T2">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2">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2">http://app2.atmovies.com.tw/film/fzen05446858/</text:span></text:a><text:s/><text:line-break/><text:line-break/>另推薦Gibney早期作品Taxi to the dark side (跟反恐有關的） <text:line-break/><text:a xlink:type="simple" xlink:href="http://documentary-movie.com/taxi-to-the-dark-side/"><text:span text:style-name="T2">http://documentary-movie.com/taxi-to-the-dark-side/</text:span></text:a><text:s/><text:line-break/><text:line-break/>最後是Snowden最近接受主播Katie Couric的專訪（有英文字幕) <text:line-break/><text:a xlink:type="simple" xlink:href="https://yhoo.it/2Thc037"><text:span text:style-name="T2">https://yhoo.it/2Thc037</text:span></text:a></text:p>
      <text:p text:style-name="P2">阿海   |  2020.03.02 21:44   |   <text:a xlink:type="simple" xlink:href="http://palinfo.habago.org/Entry?Command=Information_PrintForum&amp;#FORUM38828"><text:span text:style-name="T1">#</text:span></text:a></text:p>
      <text:p text:style-name="P3">不久前留言板有位前輩介紹紀錄片，''即將到來的對華戰爭(上)(下)''。 <text:line-break/><text:line-break/>去年下半年才播過的紀錄片，''排華法案''： <text:line-break/><text:line-break/><text:a xlink:type="simple" xlink:href="https://bit.ly/2Tkz553"><text:span text:style-name="T2">https://bit.ly/2Tkz553</text:span></text:a><text:s/><text:line-break/><text:line-break/>很快重播。觀看期限至3/6日。公視紀錄片很少重播。 <text:line-break/><text:line-break/>同樣，好心人士已上傳到： <text:line-break/><text:line-break/><text:a xlink:type="simple" xlink:href="https://bit.ly/2vAtcY9"><text:span text:style-name="T2">https://bit.ly/2vAtcY9</text:span></text:a><text:s/><text:line-break/><text:line-break/>(我很好奇怎沒被版權因素下架，想要收藏的人快點下載，有時，喜歡的YT影片莫名其妙就不見了....)</text:p>
      <text:p text:style-name="P7"><text:span text:style-name="T5">陳真</text:span><text:span text:style-name="T6"><text:s/>  |  2020.03.02 00:16   |   </text:span><text:a xlink:type="simple" xlink:href="http://palinfo.habago.org/Entry?Command=Information_PrintForum&amp;iPage=1#FORUM38827"><text:span text:style-name="T7">#</text:span></text:a></text:p>
      <text:p text:style-name="P8"><text:span text:style-name="T6">這是有關陳明忠的一個視頻，不是刻意挑，而只是剛好看到：</text:span><text:span text:style-name="T8"><text:line-break/><text:line-break/></text:span><text:a xlink:type="simple" xlink:href="https://bit.ly/2PDYOD5"><text:span text:style-name="T9">https://bit.ly/2PDYOD5</text:span></text:a><text:span text:style-name="T8"><text:line-break/><text:line-break/></text:span><text:span text:style-name="T6">想請大家看，主要是因為裏頭有陳明忠的發言，還有一位陳鼓應，</text:span><text:span text:style-name="T8">85</text:span><text:span text:style-name="T6">歲了，看起來還很硬朗；研究老莊，殷海光的學生，原先在台大哲學系教書。</text:span><text:span text:style-name="T8"><text:line-break/><text:line-break/>1978</text:span><text:span text:style-name="T6">年，陳鼓應和陳婉真聯合參選立委與國大代表。當年選舉，因為台美斷交而喊停。</text:span><text:span text:style-name="T8"><text:line-break/><text:line-break/></text:span><text:span text:style-name="T6">我不認識陳鼓應，但認識</text:span><text:span text:style-name="T8"> </text:span><text:span text:style-name="T6">「台建</text:span><text:span text:style-name="T8"><text:s/></text:span><text:span text:style-name="T6">」</text:span><text:span text:style-name="T8"><text:s/>(</text:span><text:span text:style-name="T6">台灣建國組織</text:span><text:span text:style-name="T8">) </text:span><text:span text:style-name="T6">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8"><text:line-break/><text:line-break/></text:span><text:span text:style-name="T6">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8">1990</text:span><text:span text:style-name="T6">年便開始有計畫地推展台獨，包括強力動員學生</text:span><text:span text:style-name="T8"><text:s/>(</text:span><text:span text:style-name="T6">所謂「野百合」</text:span><text:span text:style-name="T8">) </text:span><text:span text:style-name="T6">鬥爭所謂</text:span><text:span text:style-name="T8"> </text:span><text:span text:style-name="T6">「非主流派」，妖魔化外省統派政治勢力，高舉</text:span><text:span text:style-name="T8"> </text:span><text:span text:style-name="T6">「本土</text:span><text:span text:style-name="T8"><text:s/></text:span><text:span text:style-name="T6">」大旗，宣揚所謂台灣主權。幾年後，也就是九零年代中期，台獨就成為台灣一個主要政治勢力。</text:span><text:span text:style-name="T8"><text:line-break/><text:line-break/></text:span><text:span text:style-name="T6">十年後，九零年代末，</text:span><text:span text:style-name="T8"> </text:span><text:span text:style-name="T6">「愛台灣」登場，以</text:span><text:span text:style-name="T8"> </text:span><text:span text:style-name="T6">「親中賣台」罪名強力塑造內部敵人，進一步走向法西斯，迫害與打壓統派。</text:span><text:span text:style-name="T8"><text:line-break/><text:line-break/></text:span><text:span text:style-name="T6">接下來進入</text:span><text:span text:style-name="T8">21</text:span><text:span text:style-name="T6">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8"><text:line-break/><text:line-break/></text:span><text:span text:style-name="T6">現在是</text:span><text:span text:style-name="T8">2020</text:span><text:span text:style-name="T6">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8"><text:line-break/><text:line-break/></text:span><text:span text:style-name="T6">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8"><text:line-break/><text:line-break/></text:span><text:span text:style-name="T6">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8"><text:line-break/><text:line-break/></text:span><text:span text:style-name="T6">簡單說：唯一出路就是自救；不是依靠哪個英雄豪傑或賢人志士的帶領，而是依靠每一個腦子清醒且尚未絕望者的積極作為與表態。</text:span><text:span text:style-name="T8"><text:line-break/><text:line-break/></text:span><text:span text:style-name="T6">政治這東西是這樣：你不理它，它還是會理你，事實上你不可能置身事外。因此，我們最好能及時面對它，而不要以為自己可以袖手旁觀而不用付出代價。</text:span></text:p>
      <text:p text:style-name="P7"><text:span text:style-name="T5">陳真</text:span><text:span text:style-name="T6"><text:s/>  |  2020.03.01 00:39   |   </text:span><text:a xlink:type="simple" xlink:href="http://palinfo.habago.org/Entry?Command=Information_PrintForum&amp;iPage=1#FORUM38826"><text:span text:style-name="T7">#</text:span></text:a></text:p>
      <text:p text:style-name="P9"><text:span text:style-name="T6">I am in this world but not of it.<text:line-break/><text:line-break/>--J.D.Salinger</text:span></text:p>
      <text:p text:style-name="P7"><text:span text:style-name="T5">陳真</text:span><text:span text:style-name="T6"><text:s/>  |  2020.03.01 00:21   |   </text:span><text:a xlink:type="simple" xlink:href="http://palinfo.habago.org/Entry?Command=Information_PrintForum&amp;iPage=1#FORUM38825"><text:span text:style-name="T7">#</text:span></text:a></text:p>
      <text:p text:style-name="P10"><text:span text:style-name="T8">(</text:span><text:span text:style-name="T6">續</text:span><text:span text:style-name="T8">)<text:line-break/><text:line-break/></text:span><text:span text:style-name="T6">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8"><text:s/>"</text:span><text:span text:style-name="T6">戰力</text:span><text:span text:style-name="T8">"</text:span><text:span text:style-name="T6">？需要跟誰戰什麼？我有那麼沒出息嗎？我會在蛆的小世界裏</text:span><text:span text:style-name="T8"><text:s/>"</text:span><text:span text:style-name="T6">爆紅</text:span><text:span text:style-name="T8">"</text:span><text:span text:style-name="T6">？然後去揭人家的什麼底？有可能嗎？我有那麼低能與無聊嗎？我是這樣那樣的人嗎？</text:span><text:span text:style-name="T8"><text:line-break/><text:line-break/></text:span><text:span text:style-name="T6">總之，講什麼都行，拜託別講到我身上來。網路世界我沒法管，但這版面拜託就讓我留點最後的一絲尊嚴。</text:span><text:span text:style-name="T8"><text:line-break/><text:line-break/></text:span><text:span text:style-name="T6">我知萬康兄是抬舉，但我看自己要遠比這個大，更遠比這個小。</text:span><text:span text:style-name="T8"><text:line-break/><text:line-break/>2018</text:span><text:span text:style-name="T6">年</text:span><text:span text:style-name="T8">3</text:span><text:span text:style-name="T6">月</text:span><text:span text:style-name="T8">28</text:span><text:span text:style-name="T6">日，維根斯坦最仰慕的詩人</text:span><text:span text:style-name="T8">Friedrich Hölderlin </text:span><text:span text:style-name="T6">給我寄來一張卡片，上面引用一句他生平很喜歡的話，那是耶穌會創始人</text:span><text:span text:style-name="T8">Ignacio de Loyola </text:span><text:span text:style-name="T6">的墓誌銘：</text:span><text:span text:style-name="T8"><text:line-break/><text:line-break/>“Non coerceri maximo, contineri tamen a minimo, divinum est.”<text:line-break/><text:line-break/></text:span><text:span text:style-name="T6">翻譯成英文就是：</text:span><text:span text:style-name="T8"><text:line-break/><text:line-break/>“To suffer no restriction from anything however great, and yet to be contained in the tiniest of things, that is divine.”<text:line-break/><text:line-break/></text:span><text:span text:style-name="T6">我給翻成中文如下：</text:span><text:span text:style-name="T8"><text:line-break/><text:line-break/>"</text:span><text:span text:style-name="T6">無礙於至大，有容於至小，是為神聖。</text:span><text:span text:style-name="T8">"<text:line-break/><text:line-break/></text:span><text:span text:style-name="T6">活著，比最大還大，比最小還小。如是我聞。</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